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imes New Roman1" svg:font-family="'Times New 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rdia New" svg:font-family="'Cordia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2"/>
    <style:style style:name="P3" style:family="paragraph" style:parent-style-name="Standard" style:list-style-name="L3">
      <style:text-properties fo:font-size="10pt" style:font-size-asian="10pt" style:font-size-complex="10pt"/>
    </style:style>
    <style:style style:name="P4" style:family="paragraph" style:parent-style-name="Preformatted_20_Text" style:list-style-name="L4"/>
    <style:style style:name="P5" style:family="paragraph" style:parent-style-name="Preformatted_20_Text">
      <style:text-properties style:language-complex="th" style:country-complex="TH"/>
    </style:style>
    <style:style style:name="P6" style:family="paragraph" style:parent-style-name="Preformatted_20_Text" style:list-style-name="L5"/>
    <style:style style:name="T1" style:family="text">
      <style:text-properties fo:background-color="transparent"/>
    </style:style>
    <style:style style:name="T2" style:family="text">
      <style:text-properties style:language-complex="th" style:country-complex="TH"/>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ootloader for E-block's Specification</text:p>
      <text:p text:style-name="Standard"/>
      <text:list text:style-name="L1">
        <text:list-item>
          <text:p text:style-name="P1">Load by using terminal Emulator send text file in HEX format </text:p>
        </text:list-item>
        <text:list-item>
          <text:p text:style-name="P1">Program EEPROM Data <text:s text:c="4"/></text:p>
        </text:list-item>
        <text:list-item>
          <text:p text:style-name="P1">Resident in Bootloader 2048 Bytes ( Program = 15XX)</text:p>
        </text:list-item>
        <text:list-item>
          <text:p text:style-name="P1">Enter boot mode “ Press two switched while reset” <text:s/></text:p>
        </text:list-item>
        <text:list-item>
          <text:p text:style-name="P1">Check Application's Interrupt vector table before goto Application section <text:s/></text:p>
        </text:list-item>
        <text:list-item>
          <text:p text:style-name="P1">Support XON/XOFF proto<text:span text:style-name="T1">col <text:s/>at 384000 b/s</text:span></text:p>
          <text:p text:style-name="P1"/>
        </text:list-item>
      </text:list>
      <text:p text:style-name="Standard"/>
      <text:p text:style-name="Standard">Program Flo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Bootloader Usage</text:h>
      <text:list text:style-name="L2">
        <text:list-item>
          <text:p text:style-name="P2">To enter boot mode, Press reset while pressing SW1, SW2 or both. Display will show b for boot mode</text:p>
        </text:list-item>
        <text:list-item>
          <text:p text:style-name="P2">Press P to program Flash , E to program EEPROM and x to execute program</text:p>
        </text:list-item>
        <text:list-item>
          <text:p text:style-name="P2">If there is program installed ( Check from Interrupt vector table not equal 0xFF) <text:s/>The program will run after press reset </text:p>
        </text:list-item>
        <text:list-item>
          <text:p text:style-name="P2">When prompt for file, send data file (Intel hex format) using sent text files command. The display will show 'P' for program Flash and 'E' for program data into EEPROM when finished, The application program will be run. </text:p>
        </text:list-item>
      </text:list>
      <text:h text:style-name="Heading_20_1" text:outline-level="1">Bootloader program Modification for Other CPU</text:h>
      <text:p text:style-name="Preformatted_20_Text"/>
      <text:p text:style-name="Preformatted_20_Text">1) Change the MCU in Makefile <text:s/>Ex <text:s/>MCU = atmega32 </text:p>
      <text:p text:style-name="Preformatted_20_Text"/>
      <text:p text:style-name="Preformatted_20_Text">2) Specify bootloader 's size by setting fuse bit and parameter in Makefile ( 1024 ,2048 Bytes). See</text:p>
      <text:p text:style-name="Preformatted_20_Text"><text:s text:c="2"/>datasheet and find "Boot Reset Address" for <text:s text:c="2"/>"Boot Size" <text:s text:c="2"/>In Makefile, search for LDFLAG</text:p>
      <text:list text:style-name="L3">
        <text:list-header>
          <text:p text:style-name="P3">Ex <text:s/>MT_BOOTLOADER_ADDRESS <text:s/>= <text:s text:c="2"/>3800 (=2*1C00) <text:s/>( For 1024 Bootloader size )</text:p>
        </text:list-header>
      </text:list>
      <text:p text:style-name="Preformatted_20_Text">Common pitfalls <text:s text:c="2"/>Value in table BOOTSZx is in Word <text:s/>You need to convert to bytes (multiply by 2) to use in Makefile</text:p>
      <text:p text:style-name="Preformatted_20_Text">ex. <text:s text:c="3"/>0x3800x 2 = <text:s/>0x7000 <text:s/>for ATMEGA32 <text:s text:c="3"/></text:p>
      <text:p text:style-name="Preformatted_20_Text"/>
      <text:p text:style-name="Preformatted_20_Text"><text:s/>3) Select bootloader's size in main bootloader program <text:s/>Ex <text:s/>#define _B2048</text:p>
      <text:p text:style-name="Preformatted_20_Text"><text:s/>4) Move interrupt vector to <text:s/>BLS <text:s/>(Boot Loader Section) By setting <text:s/>GICR bit in main program</text:p>
      <text:p text:style-name="Preformatted_20_Text"><text:s text:c="3"/><text:tab/>GICR = _BV(IVCE); <text:line-break/><text:tab/>GICR = _BV(IVSEL); </text:p>
      <text:p text:style-name="Preformatted_20_Text"><text:tab/>**** move Interrupt Vectors to the Boot sector <text:s/>** WRITE 0 TO IVCE <text:s/>while setting IVSEL</text:p>
      <text:p text:style-name="Preformatted_20_Text"><text:s text:c="23"/>Use = <text:s/>Not | <text:s/>spend one day to solve this problem !!! <text:s/>Some bootloader use MCUCR don't know why but it's wrong.<text:line-break/> </text:p>
      <text:p text:style-name="Preformatted_20_Text">5)Compile and Load Bootloader </text:p>
      <text:p text:style-name="Preformatted_20_Text"/>
      <text:p text:style-name="Preformatted_20_Text">6) Program Fuse bit <text:s/>to select bootloader's size <text:s/>BOOTSZ0, BOOTSZ1 <text:s/>and <text:s/>BOOTRST fuse bit for program to start <text:s/>at <text:s/>bootloader when pressing reset button <text:s/>( Need to reprogram everytime when update bootloader firmware</text:p>
      <text:p text:style-name="Preformatted_20_Text">Ex <text:s/>2048 Bytes Bootloader <text:s text:c="2"/>Mark BOOTSZ0 and BOOTSZ1 and BOOTRST</text:p>
      <text:p text:style-name="Preformatted_20_Text"/>
      <text:p text:style-name="Preformatted_20_Text">7) <text:s/>Set the lock bits to protect the bootloader from <text:s text:c="2"/>SPM-writes <text:s/></text:p>
      <text:p text:style-name="Preformatted_20_Text"/>
      <text:p text:style-name="Preformatted_20_Text"><text:s text:c="2"/></text:p>
      <text:h text:style-name="Heading_20_1" text:outline-level="1">Configurations</text:h>
      <text:p text:style-name="Preformatted_20_Text">Serial Terminal</text:p>
      <text:list text:style-name="L4">
        <text:list-item>
          <text:p text:style-name="P4">Set speed <text:s/>38400 <text:s/>Non-parity, 1 Stop bit, 8 Data bits and protocol to XON/XOFF <text:s/></text:p>
          <text:p text:style-name="P4"/>
        </text:list-item>
      </text:list>
      <text:p text:style-name="Preformatted_20_Text"><text:s/></text:p>
      <text:h text:style-name="Heading_20_1" text:outline-level="1">Intel Hex Format </text:h>
      <text:p text:style-name="Preformatted_20_Text"/>
      <text:p text:style-name="Preformatted_20_Text"><text:s/>: <text:s text:c="7"/>10 <text:s/>7000 <text:s text:c="2"/>00 <text:s text:c="2"/>0C 94 2A 38 0C 94 45 38 0C 94 45 38 0C 94 45 38 <text:s text:c="2"/>27</text:p>
      <text:p text:style-name="Preformatted_20_Text"><text:s/>: <text:s text:c="7"/>04 <text:s/>0000 <text:s text:c="2"/>03 <text:s text:c="2"/>00 00 70 00 89</text:p>
      <text:p text:style-name="Preformatted_20_Text"><text:s/>: <text:s text:c="7"/>00 <text:s/>0000 <text:s text:c="2"/>01 <text:s text:c="88"/>FF</text:p>
      <text:p text:style-name="Preformatted_20_Text">(1) <text:s text:c="4"/>(2) <text:s text:c="2"/>(3) <text:s text:c="4"/>(4) <text:s text:c="3"/>----------------------- (5) --------------------------------- <text:s text:c="3"/>(6)</text:p>
      <text:p text:style-name="Preformatted_20_Text"/>
      <text:p text:style-name="Preformatted_20_Text">(1) Record Mark <text:s/>Always = <text:s/>':'</text:p>
      <text:p text:style-name="Preformatted_20_Text">(2) Record Length <text:s text:c="5"/>n <text:s/>Bytes</text:p>
      <text:p text:style-name="Preformatted_20_Text">(3) Offset Address to write </text:p>
      <text:p text:style-name="Preformatted_20_Text">(4) Record Type</text:p>
      <text:p text:style-name="Preformatted_20_Text"><text:s text:c="13"/>00 Data Record</text:p>
      <text:p text:style-name="Preformatted_20_Text"><text:s text:c="13"/>01 <text:span text:style-name="T2">End of File Record</text:span></text:p>
      <text:p text:style-name="P5"><text:s text:c="13"/>02 Extend Segment <text:s/>Address Record</text:p>
      <text:p text:style-name="P5"><text:s text:c="13"/>03 Start Segment Address Record</text:p>
      <text:p text:style-name="P5"><text:s text:c="13"/>04 Extended Linear Address Record</text:p>
      <text:p text:style-name="P5"><text:s text:c="13"/>05 Start Linear Address Record</text:p>
      <text:p text:style-name="P5">(5) <text:s/>Data <text:s text:c="2"/>n Bytes</text:p>
      <text:p text:style-name="P5">(6) Check <text:s/>SUM <text:s/>( SUM all Bytes include Check SUM <text:s/>= XX00)</text:p>
      <text:p text:style-name="P5"/>
      <text:p text:style-name="Preformatted_20_Text"/>
      <text:p text:style-name="Preformatted_20_Text">Issue</text:p>
      <text:p text:style-name="Preformatted_20_Text"><text:s text:c="4"/>- Cannot download big program <text:s text:c="3"/>Solve with XON/XOFF protocol</text:p>
      <text:p text:style-name="Preformatted_20_Text"><text:s text:c="4"/>- Cannot download high speed <text:s text:c="6"/>Solve with XON/XOFF protocol</text:p>
      <text:p text:style-name="Preformatted_20_Text"/>
      <text:h text:style-name="Heading_20_1" text:outline-level="1">Future Enhancment</text:h>
      <text:list text:style-name="L5">
        <text:list-item>
          <text:p text:style-name="P6">Addresses <text:s/>in intel hex file <text:s/>have not been used. <text:s/>Program had been written at default address for EEPROM and Bootloader.</text:p>
        </text:list-item>
        <text:list-item>
          <text:p text:style-name="P6">When loading end. <text:s/>Cannot show finished message. The program jump to Application directly ??</text:p>
        </text:list-item>
        <text:list-item>
          <text:p text:style-name="P6">Implement watchdog, error handling for power drop</text:p>
        </text:list-item>
        <text:list-item>
          <text:p text:style-name="P6">More support Rectype in intel hex format ( Is it necessary)</text:p>
        </text:list-item>
        <text:list-item>
          <text:p text:style-name="P6">When print * until EOL print new line</text:p>
        </text:list-item>
      </text:list>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imes New Roman1" svg:font-family="'Times New 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rdia New" svg:font-family="'Cordia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9-02-03T09:18:39</meta:creation-date>
    <dc:creator>wichai tos</dc:creator>
    <dc:date>2009-02-20T11:51:00</dc:date>
    <dc:language>en-US</dc:language>
    <meta:editing-cycles>25</meta:editing-cycles>
    <meta:editing-duration>PT20H35M8S</meta:editing-duration>
    <meta:user-defined meta:name="Info 1"/>
    <meta:user-defined meta:name="Info 2"/>
    <meta:user-defined meta:name="Info 3"/>
    <meta:user-defined meta:name="Info 4"/>
    <meta:document-statistic meta:table-count="0" meta:image-count="0" meta:object-count="0" meta:page-count="3" meta:paragraph-count="60" meta:word-count="553" meta:character-count="3605"/>
  </office:meta>
</office:document-meta>
</file>